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irCut" svg:font-family="AirCut" style:font-pitch="variable"/>
    <style:font-face style:name="Airmole" svg:font-family="Airmole" style:font-pitch="variable"/>
    <style:font-face style:name="Andika" svg:font-family="Andika" style:font-pitch="variable"/>
    <style:font-face style:name="Anklepants" svg:font-family="Anklepants" style:font-pitch="variable"/>
    <style:font-face style:name="Automatica BRK" svg:font-family="'Automatica BRK'" style:font-pitch="variable"/>
    <style:font-face style:name="Bendable BRK" svg:font-family="'Bendable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04cm" fo:min-width="0.6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4" style:family="graphic" style:parent-style-name="standard">
      <style:graphic-properties draw:stroke="none" draw:fill="solid" draw:fill-color="#fafafa" draw:textarea-horizontal-align="justify" draw:textarea-vertical-align="middle" draw:auto-grow-height="false" fo:min-height="0.604cm" fo:min-width="0.689cm"/>
      <style:paragraph-properties style:writing-mode="lr-tb"/>
    </style:style>
    <style:style style:name="gr5" style:family="graphic" style:parent-style-name="standard">
      <style:graphic-properties draw:stroke="none" draw:fill="solid" draw:fill-color="#813709" draw:textarea-horizontal-align="justify" draw:textarea-vertical-align="middle" draw:auto-grow-height="false" fo:min-height="0.604cm" fo:min-width="0.689cm"/>
      <style:paragraph-properties style:writing-mode="lr-tb"/>
    </style:style>
    <style:style style:name="gr6" style:family="graphic" style:parent-style-name="standard">
      <style:graphic-properties draw:stroke="none" draw:fill="solid" draw:fill-color="#ffb66c" draw:textarea-horizontal-align="justify" draw:textarea-vertical-align="middle" draw:auto-grow-height="false" fo:min-height="0.604cm" fo:min-width="0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6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writing-mode="lr-tb"/>
      <style:text-properties style:font-name="Automatica BRK" fo:letter-spacing="normal"/>
    </style:style>
    <style:style style:name="P2" style:family="paragraph">
      <style:text-properties fo:color="#ffffff" loext:opacity="100%" style:font-name="Automatica BRK" fo:font-size="11pt" fo:letter-spacing="normal" style:font-size-asian="11pt" style:font-size-complex="11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Automatica BRK" fo:font-size="11pt" fo:letter-spacing="normal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fafafa"/>
      <style:paragraph-properties fo:text-align="center" style:writing-mode="lr-tb"/>
      <style:text-properties style:font-name="Automatica BRK" fo:letter-spacing="normal"/>
    </style:style>
    <style:style style:name="P7" style:family="paragraph">
      <loext:graphic-properties draw:fill="solid" draw:fill-color="#813709"/>
      <style:paragraph-properties fo:text-align="center" style:writing-mode="lr-tb"/>
      <style:text-properties style:font-name="Automatica BRK" fo:letter-spacing="normal"/>
    </style:style>
    <style:style style:name="P8" style:family="paragraph">
      <loext:graphic-properties draw:fill="solid" draw:fill-color="#ffb66c"/>
      <style:paragraph-properties fo:text-align="center" style:writing-mode="lr-tb"/>
      <style:text-properties style:font-name="Automatica BRK" fo:letter-spacing="normal"/>
    </style:style>
    <style:style style:name="P9" style:family="paragraph">
      <style:text-properties fo:color="#000000" loext:opacity="100%" style:font-name="Automatica BRK" fo:font-size="11pt" fo:letter-spacing="normal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style:font-name="Automatica BRK" fo:font-size="11pt" fo:letter-spacing="normal" style:font-size-asian="11pt" style:font-size-complex="11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81d41a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4.179cm" svg:height="3cm" svg:x="2.74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3.023cm 7.231cm)">
            <draw:text-box>
              <text:p text:style-name="P2">GP Vienna<text:line-break/><text:span text:style-name="T1"> <text:s/>EBass US 1</text:span></text:p>
            </draw:text-box>
          </draw:frame>
        </draw:g>
        <draw:frame draw:style-name="gr3" draw:text-style-name="P5" draw:layer="layout" svg:width="6.9cm" svg:height="1.827cm" svg:x="1.38cm" svg:y="1.5cm">
          <draw:text-box>
            <text:p text:style-name="P4"><text:span text:style-name="T2">Streifenhöhe 3 cm</text:span></text:p>
            <text:p text:style-name="P4"><text:span text:style-name="T2">Streifenbreite/Tastenabstand 1,375 cm </text:span><text:span text:style-name="T2"><text:line-break/></text:span><text:span text:style-name="T2">Impress Grid dx = 1,38 cm dy = 1 cm</text:span></text:p>
            <text:p text:style-name="P4"><text:span text:style-name="T2">Schriftwinkel atan(3/2/1,38) = 47,39°</text:span></text:p>
          </draw:text-box>
        </draw:frame>
        <draw:g>
          <draw:custom-shape draw:style-name="gr4" draw:text-style-name="P6" draw:layer="layout" svg:width="4.179cm" svg:height="3cm" svg:x="1.32cm" svg:y="4.5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.603cm 7.271cm)">
            <draw:text-box>
              <text:p text:style-name="P2"><text:span text:style-name="T3">GP Hamburg</text:span><text:line-break/><text:span text:style-name="T1"> <text:s/>Upright Bs</text:span></text:p>
            </draw:text-box>
          </draw:frame>
        </draw:g>
        <draw:g>
          <draw:custom-shape draw:style-name="gr5" draw:text-style-name="P7" draw:layer="layout" svg:width="4.179cm" svg:height="3cm" svg:x="4.12cm" svg:y="4.5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4.403cm 7.234cm)">
            <draw:text-box>
              <text:p text:style-name="P2"><text:span text:style-name="T4">GP VnnaPad</text:span><text:line-break/> <text:s/><text:span text:style-name="T1">EBass US 2</text:span></text:p>
            </draw:text-box>
          </draw:frame>
        </draw:g>
        <draw:g>
          <draw:custom-shape draw:style-name="gr6" draw:text-style-name="P8" draw:layer="layout" svg:width="4.179cm" svg:height="3cm" svg:x="12.403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2.686cm 7.231cm)">
            <draw:text-box>
              <text:p text:style-name="P2"><text:span text:style-name="T3">Rhodes 1</text:span><text:span text:style-name="T3"><text:line-break/></text:span><text:span text:style-name="T1"> <text:s/>Synth Bass</text:span></text:p>
            </draw:text-box>
          </draw:frame>
        </draw:g>
        <draw:g>
          <draw:custom-shape draw:style-name="gr1" draw:text-style-name="P1" draw:layer="layout" svg:width="4.179cm" svg:height="3cm" svg:x="5.501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5.784cm 7.231cm)">
            <draw:text-box>
              <text:p text:style-name="P2">GP HambPad<text:line-break/><text:span text:style-name="T1"> <text:s/>EBass Pic 1</text:span></text:p>
            </draw:text-box>
          </draw:frame>
        </draw:g>
        <draw:g>
          <draw:custom-shape draw:style-name="gr4" draw:text-style-name="P6" draw:layer="layout" svg:width="4.179cm" svg:height="3cm" svg:x="6.921cm" svg:y="4.5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7.204cm 7.271cm)">
            <draw:text-box>
              <text:p text:style-name="P2"><text:span text:style-name="T3">GP HambStr</text:span><text:line-break/><text:span text:style-name="T1"> <text:s/>EBass Pic 2</text:span></text:p>
            </draw:text-box>
          </draw:frame>
        </draw:g>
        <draw:g>
          <draw:custom-shape draw:style-name="gr4" draw:text-style-name="P6" draw:layer="layout" svg:width="4.179cm" svg:height="3cm" svg:x="9.621cm" svg:y="4.5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9.904cm 7.271cm)">
            <draw:text-box>
              <text:p text:style-name="P2"><text:span text:style-name="T3">Harpsichord</text:span><text:line-break/><text:span text:style-name="T1"> <text:s/>Slap Bs 1</text:span></text:p>
            </draw:text-box>
          </draw:frame>
        </draw:g>
        <draw:g>
          <draw:custom-shape draw:style-name="gr1" draw:text-style-name="P1" draw:layer="layout" svg:width="4.179cm" svg:height="3cm" svg:x="8.282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8.565cm 7.231cm)">
            <draw:text-box>
              <text:p text:style-name="P2">GP VnnaStr<text:line-break/><text:span text:style-name="T1"> <text:s/>Fretless Bs</text:span></text:p>
            </draw:text-box>
          </draw:frame>
        </draw:g>
        <draw:g>
          <draw:custom-shape draw:style-name="gr1" draw:text-style-name="P1" draw:layer="layout" svg:width="4.179cm" svg:height="3cm" svg:x="11.023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1.306cm 7.231cm)">
            <draw:text-box>
              <text:p text:style-name="P2">Harpsi Oct<text:line-break/><text:span text:style-name="T1"> <text:s/>Slap Bs 2</text:span></text:p>
            </draw:text-box>
          </draw:frame>
        </draw:g>
        <draw:g>
          <draw:custom-shape draw:style-name="gr1" draw:text-style-name="P1" draw:layer="layout" svg:width="4.179cm" svg:height="3cm" svg:x="13.803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4.086cm 7.231cm)">
            <draw:text-box>
              <text:p text:style-name="P2">Rhodes Pad<text:line-break/><text:span text:style-name="T1"> <text:s/>JBass soft</text:span></text:p>
            </draw:text-box>
          </draw:frame>
        </draw:g>
        <draw:g>
          <draw:custom-shape draw:style-name="gr1" draw:text-style-name="P1" draw:layer="layout" svg:width="4.179cm" svg:height="3cm" svg:x="16.543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6.826cm 7.231cm)">
            <draw:text-box>
              <text:p text:style-name="P2">Rhodes FM<text:line-break/><text:span text:style-name="T1"> <text:s/>MO Bass</text:span></text:p>
            </draw:text-box>
          </draw:frame>
        </draw:g>
        <draw:g>
          <draw:custom-shape draw:style-name="gr1" draw:text-style-name="P1" draw:layer="layout" svg:width="4.179cm" svg:height="3cm" svg:x="19.303cm" svg:y="4.5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9.586cm 7.231cm)">
            <draw:text-box>
              <text:p text:style-name="P2">FM Pno MKS<text:line-break/><text:span text:style-name="T1"> <text:s/>XBass 2</text:span></text:p>
            </draw:text-box>
          </draw:frame>
        </draw:g>
        <draw:g>
          <draw:custom-shape draw:style-name="gr4" draw:text-style-name="P6" draw:layer="layout" svg:width="4.179cm" svg:height="3cm" svg:x="15.142cm" svg:y="4.5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5.425cm 7.251cm)">
            <draw:text-box>
              <text:p text:style-name="P2"><text:span text:style-name="T3">Rhodes 2</text:span><text:line-break/><text:span text:style-name="T1"> <text:s/>CSBass</text:span></text:p>
            </draw:text-box>
          </draw:frame>
        </draw:g>
        <draw:g>
          <draw:custom-shape draw:style-name="gr4" draw:text-style-name="P6" draw:layer="layout" svg:width="4.179cm" svg:height="3cm" svg:x="17.922cm" svg:y="4.5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8.205cm 7.251cm)">
            <draw:text-box>
              <text:p text:style-name="P2"><text:span text:style-name="T3">Wurlitzer</text:span><text:line-break/><text:span text:style-name="T1"> <text:s/>XBass 1</text:span></text:p>
            </draw:text-box>
          </draw:frame>
        </draw:g>
        <draw:g>
          <draw:custom-shape draw:style-name="gr5" draw:text-style-name="P7" draw:layer="layout" svg:width="4.179cm" svg:height="3cm" svg:x="20.701cm" svg:y="4.5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20.984cm 7.234cm)">
            <draw:text-box>
              <text:p text:style-name="P2"><text:span text:style-name="T4"><text:s/></text:span><text:span text:style-name="T4">V3 Bella Pno</text:span></text:p>
            </draw:text-box>
          </draw:frame>
        </draw:g>
        <draw:g>
          <draw:custom-shape draw:style-name="gr6" draw:text-style-name="P8" draw:layer="layout" svg:width="4.179cm" svg:height="3cm" svg:x="12.40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12.686cm 11.731cm)">
            <draw:text-box>
              <text:p text:style-name="P2"><text:span text:style-name="T3"><text:s/></text:span><text:span text:style-name="T3">Harp</text:span></text:p>
            </draw:text-box>
          </draw:frame>
        </draw:g>
        <draw:g>
          <draw:custom-shape draw:style-name="gr4" draw:text-style-name="P6" draw:layer="layout" svg:width="4.179cm" svg:height="3cm" svg:x="6.9cm" svg:y="9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7.183cm 11.771cm)">
            <draw:text-box>
              <text:p text:style-name="P2"><text:span text:style-name="T3">Nylon</text:span></text:p>
              <text:p text:style-name="P2"><text:span text:style-name="T3"><text:s text:c="2"/></text:span><text:span text:style-name="T3">Guitar</text:span></text:p>
            </draw:text-box>
          </draw:frame>
        </draw:g>
        <draw:g>
          <draw:custom-shape draw:style-name="gr4" draw:text-style-name="P6" draw:layer="layout" svg:width="4.179cm" svg:height="3cm" svg:x="9.621cm" svg:y="9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9.904cm 11.771cm)">
            <draw:text-box>
              <text:p text:style-name="P2"><text:span text:style-name="T3">Steel</text:span></text:p>
              <text:p text:style-name="P2"><text:span text:style-name="T3"><text:s text:c="2"/></text:span><text:span text:style-name="T3">Guitar</text:span></text:p>
            </draw:text-box>
          </draw:frame>
        </draw:g>
        <draw:g>
          <draw:custom-shape draw:style-name="gr1" draw:text-style-name="P1" draw:layer="layout" svg:width="4.179cm" svg:height="3cm" svg:x="8.282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8.565cm 11.731cm)">
            <draw:text-box>
              <text:p text:style-name="P2">Soft</text:p>
              <text:p text:style-name="P2"><text:s text:c="2"/>Guitar</text:p>
            </draw:text-box>
          </draw:frame>
        </draw:g>
        <draw:g>
          <draw:custom-shape draw:style-name="gr1" draw:text-style-name="P1" draw:layer="layout" svg:width="4.179cm" svg:height="3cm" svg:x="11.02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1.306cm 11.731cm)">
            <draw:text-box>
              <text:p text:style-name="P2">Soft Steel<text:line-break/> <text:s/>Guitar</text:p>
            </draw:text-box>
          </draw:frame>
        </draw:g>
        <draw:g>
          <draw:custom-shape draw:style-name="gr1" draw:text-style-name="P1" draw:layer="layout" svg:width="4.179cm" svg:height="3cm" svg:x="13.80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4.179cm" svg:height="3cm" svg:x="16.535cm" svg:y="9.003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16.818cm 11.732cm)">
            <draw:text-box>
              <text:p text:style-name="P2"><text:s/>Jazz Drums</text:p>
            </draw:text-box>
          </draw:frame>
        </draw:g>
        <draw:g>
          <draw:custom-shape draw:style-name="gr1" draw:text-style-name="P1" draw:layer="layout" svg:width="4.179cm" svg:height="3cm" svg:x="19.303cm" svg:y="9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19.586cm 11.731cm)">
            <draw:text-box>
              <text:p text:style-name="P2"><text:s/>Voice Kit</text:p>
            </draw:text-box>
          </draw:frame>
        </draw:g>
        <draw:g>
          <draw:custom-shape draw:style-name="gr4" draw:text-style-name="P6" draw:layer="layout" svg:width="4.179cm" svg:height="3cm" svg:x="15.142cm" svg:y="9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10" draw:layer="layout" svg:width="4.988cm" svg:height="1.013cm" draw:transform="rotate (0.827111532520113) translate (15.425cm 11.751cm)">
            <draw:text-box>
              <text:p text:style-name="P9"><text:span text:style-name="T3"><text:s/></text:span><text:span text:style-name="T3">Pop Drums</text:span></text:p>
            </draw:text-box>
          </draw:frame>
        </draw:g>
        <draw:g>
          <draw:custom-shape draw:style-name="gr4" draw:text-style-name="P6" draw:layer="layout" svg:width="4.179cm" svg:height="3cm" svg:x="17.922cm" svg:y="9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3" draw:layer="layout" svg:width="4.988cm" svg:height="1.013cm" draw:transform="rotate (0.827111532520113) translate (18.205cm 11.751cm)">
            <draw:text-box>
              <text:p text:style-name="P2"><text:span text:style-name="T3">Orchester</text:span></text:p>
              <text:p text:style-name="P2"><text:span text:style-name="T3"><text:s text:c="2"/></text:span><text:span text:style-name="T3">Percussion</text:span></text:p>
            </draw:text-box>
          </draw:frame>
        </draw:g>
        <draw:g>
          <draw:custom-shape draw:style-name="gr1" draw:text-style-name="P1" draw:layer="layout" svg:width="4.179cm" svg:height="3cm" svg:x="2.72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3.003cm 16.731cm)">
            <draw:text-box>
              <text:p text:style-name="P2"><text:s/>All Cried</text:p>
              <text:p text:style-name="P2"><text:s text:c="2"/>Out</text:p>
            </draw:text-box>
          </draw:frame>
        </draw:g>
        <draw:g>
          <draw:custom-shape draw:style-name="gr4" draw:text-style-name="P6" draw:layer="layout" svg:width="4.179cm" svg:height="3cm" svg:x="1.32cm" svg:y="14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.603cm 16.771cm)">
            <draw:text-box>
              <text:p text:style-name="P2"><text:span text:style-name="T3">Ain’t No</text:span></text:p>
              <text:p text:style-name="P2"><text:span text:style-name="T3"><text:s text:c="2"/></text:span><text:span text:style-name="T3">Sunshine</text:span></text:p>
            </draw:text-box>
          </draw:frame>
        </draw:g>
        <draw:g>
          <draw:custom-shape draw:style-name="gr5" draw:text-style-name="P7" draw:layer="layout" svg:width="4.179cm" svg:height="3cm" svg:x="4.12cm" svg:y="14.0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4.403cm 16.734cm)">
            <draw:text-box>
              <text:p text:style-name="P2"><text:span text:style-name="T4">Bedingungs</text:span></text:p>
              <text:p text:style-name="P2"><text:span text:style-name="T4"><text:s text:c="2"/></text:span><text:span text:style-name="T4">los</text:span></text:p>
            </draw:text-box>
          </draw:frame>
        </draw:g>
        <draw:g>
          <draw:custom-shape draw:style-name="gr6" draw:text-style-name="P8" draw:layer="layout" svg:width="4.179cm" svg:height="3cm" svg:x="12.403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2.686cm 16.731cm)">
            <draw:text-box>
              <text:p text:style-name="P2"><text:span text:style-name="T3">Me And</text:span></text:p>
              <text:p text:style-name="P2"><text:span text:style-name="T3"><text:s text:c="2"/></text:span><text:span text:style-name="T3">Bobby McG</text:span></text:p>
            </draw:text-box>
          </draw:frame>
        </draw:g>
        <draw:g>
          <draw:custom-shape draw:style-name="gr1" draw:text-style-name="P1" draw:layer="layout" svg:width="4.179cm" svg:height="3cm" svg:x="5.501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5.784cm 16.731cm)">
            <draw:text-box>
              <text:p text:style-name="P2">Catch The</text:p>
              <text:p text:style-name="P2"><text:s text:c="2"/>Rainbow</text:p>
            </draw:text-box>
          </draw:frame>
        </draw:g>
        <draw:g>
          <draw:custom-shape draw:style-name="gr4" draw:text-style-name="P6" draw:layer="layout" svg:width="4.179cm" svg:height="3cm" svg:x="6.921cm" svg:y="14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7.204cm 16.771cm)">
            <draw:text-box>
              <text:p text:style-name="P2"><text:span text:style-name="T3">Don’t Pay</text:span></text:p>
              <text:p text:style-name="P2"><text:span text:style-name="T3"><text:s text:c="2"/></text:span><text:span text:style-name="T3">The Ferrym.</text:span></text:p>
            </draw:text-box>
          </draw:frame>
        </draw:g>
        <draw:g>
          <draw:custom-shape draw:style-name="gr4" draw:text-style-name="P6" draw:layer="layout" svg:width="4.179cm" svg:height="3cm" svg:x="9.621cm" svg:y="14.04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9.904cm 16.771cm)">
            <draw:text-box>
              <text:p text:style-name="P2"><text:span text:style-name="T3"><text:s/></text:span><text:span text:style-name="T3">Let It Rain</text:span></text:p>
            </draw:text-box>
          </draw:frame>
        </draw:g>
        <draw:g>
          <draw:custom-shape draw:style-name="gr1" draw:text-style-name="P1" draw:layer="layout" svg:width="4.179cm" svg:height="3cm" svg:x="8.282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8.565cm 16.731cm)">
            <draw:text-box>
              <text:p text:style-name="P2">Don’t You</text:p>
              <text:p text:style-name="P2"><text:s text:c="2"/>Need</text:p>
            </draw:text-box>
          </draw:frame>
        </draw:g>
        <draw:g>
          <draw:custom-shape draw:style-name="gr1" draw:text-style-name="P1" draw:layer="layout" svg:width="4.179cm" svg:height="3cm" svg:x="11.023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1.306cm 16.731cm)">
            <draw:text-box>
              <text:p text:style-name="P2">Ich will</text:p>
              <text:p text:style-name="P2"><text:s text:c="2"/>keine Sch.</text:p>
            </draw:text-box>
          </draw:frame>
        </draw:g>
        <draw:g>
          <draw:custom-shape draw:style-name="gr1" draw:text-style-name="P1" draw:layer="layout" svg:width="4.179cm" svg:height="3cm" svg:x="13.803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14.086cm 16.731cm)">
            <draw:text-box>
              <text:p text:style-name="P2"><text:s/>Nie genug</text:p>
            </draw:text-box>
          </draw:frame>
        </draw:g>
        <draw:g>
          <draw:custom-shape draw:style-name="gr1" draw:text-style-name="P1" draw:layer="layout" svg:width="4.179cm" svg:height="3cm" svg:x="16.543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6.826cm 16.731cm)">
            <draw:text-box>
              <text:p text:style-name="P2">Rolling In</text:p>
              <text:p text:style-name="P2"><text:s text:c="2"/>The Deep</text:p>
            </draw:text-box>
          </draw:frame>
        </draw:g>
        <draw:g>
          <draw:custom-shape draw:style-name="gr1" draw:text-style-name="P1" draw:layer="layout" svg:width="4.179cm" svg:height="3cm" svg:x="19.303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9.586cm 16.731cm)">
            <draw:text-box>
              <text:p text:style-name="P2">That Ole</text:p>
              <text:p text:style-name="P2"><text:s text:c="2"/>Devil</text:p>
            </draw:text-box>
          </draw:frame>
        </draw:g>
        <draw:g>
          <draw:custom-shape draw:style-name="gr4" draw:text-style-name="P6" draw:layer="layout" svg:width="4.179cm" svg:height="3cm" svg:x="15.142cm" svg:y="14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5.425cm 16.751cm)">
            <draw:text-box>
              <text:p text:style-name="P2"><text:span text:style-name="T3">Ride Like</text:span></text:p>
              <text:p text:style-name="P2"><text:span text:style-name="T3"><text:s text:c="2"/></text:span><text:span text:style-name="T3">The Wind</text:span></text:p>
            </draw:text-box>
          </draw:frame>
        </draw:g>
        <draw:g>
          <draw:custom-shape draw:style-name="gr4" draw:text-style-name="P6" draw:layer="layout" svg:width="4.179cm" svg:height="3cm" svg:x="17.922cm" svg:y="14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18.205cm 16.751cm)">
            <draw:text-box>
              <text:p text:style-name="P2"><text:span text:style-name="T3">Summer</text:span></text:p>
              <text:p text:style-name="P2"><text:span text:style-name="T3"><text:s text:c="2"/></text:span><text:span text:style-name="T3">Dreaming</text:span></text:p>
            </draw:text-box>
          </draw:frame>
        </draw:g>
        <draw:g>
          <draw:custom-shape draw:style-name="gr5" draw:text-style-name="P7" draw:layer="layout" svg:width="4.179cm" svg:height="3cm" svg:x="20.701cm" svg:y="14.005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20.984cm 16.734cm)">
            <draw:text-box>
              <text:p text:style-name="P2"><text:span text:style-name="T4">This Is</text:span></text:p>
              <text:p text:style-name="P2"><text:span text:style-name="T4"><text:s text:c="2"/></text:span><text:span text:style-name="T4">The Life</text:span></text:p>
            </draw:text-box>
          </draw:frame>
        </draw:g>
        <draw:g>
          <draw:custom-shape draw:style-name="gr4" draw:text-style-name="P6" draw:layer="layout" svg:width="4.179cm" svg:height="3cm" svg:x="23.423cm" svg:y="14.02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988cm" svg:height="1.013cm" draw:transform="rotate (0.827111532520113) translate (23.706cm 16.751cm)">
            <draw:text-box>
              <text:p text:style-name="P2"><text:span text:style-name="T3">Underneath</text:span></text:p>
              <text:p text:style-name="P2"><text:span text:style-name="T3"><text:s text:c="2"/></text:span><text:span text:style-name="T3">Your Clths</text:span></text:p>
            </draw:text-box>
          </draw:frame>
        </draw:g>
        <draw:g>
          <draw:custom-shape draw:style-name="gr1" draw:text-style-name="P1" draw:layer="layout" svg:width="4.179cm" svg:height="3cm" svg:x="22.104cm" svg:y="14.002cm">
            <text:p/>
            <draw:enhanced-geometry svg:viewBox="0 0 21600 21600" draw:glue-points="?f6 0 10800 ?f8 ?f11 10800 ?f9 21600 10800 ?f10 ?f5 10800" draw:text-areas="?f3 ?f3 ?f4 ?f4" draw:type="parallelogram" draw:modifiers="14344.88038277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" draw:text-style-name="P3" draw:layer="layout" svg:width="4.988cm" svg:height="1.013cm" draw:transform="rotate (0.827111532520113) translate (22.387cm 16.731cm)">
            <draw:text-box>
              <text:p text:style-name="P2">This</text:p>
              <text:p text:style-name="P2"><text:s text:c="2"/>Masquerade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irCut" svg:font-family="AirCut" style:font-pitch="variable"/>
    <style:font-face style:name="Airmole" svg:font-family="Airmole" style:font-pitch="variable"/>
    <style:font-face style:name="Andika" svg:font-family="Andika" style:font-pitch="variable"/>
    <style:font-face style:name="Anklepants" svg:font-family="Anklepants" style:font-pitch="variable"/>
    <style:font-face style:name="Automatica BRK" svg:font-family="'Automatica BRK'" style:font-pitch="variable"/>
    <style:font-face style:name="Bendable BRK" svg:font-family="'Bendable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1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8cm" svg:height="3.504cm" svg:x="1.483cm" svg:y="0.834cm" presentation:class="title" presentation:placeholder="true">
        <draw:text-box/>
      </draw:frame>
      <draw:frame presentation:style-name="Default-outline1" draw:layer="backgroundobjects" svg:width="26.728cm" svg:height="12.178cm" svg:x="1.483cm" svg:y="4.91cm" presentation:class="outline" presentation:placeholder="true">
        <draw:text-box/>
      </draw:frame>
      <draw:frame presentation:style-name="Mpr1" draw:text-style-name="MP2" draw:layer="backgroundobjects" svg:width="6.919cm" svg:height="1.447cm" svg:x="1.483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1cm" svg:y="19.12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19T17:43:26.964171178</dc:date>
    <meta:editing-duration>PT1H40S</meta:editing-duration>
    <meta:editing-cycles>16</meta:editing-cycles>
    <meta:generator>LibreOffice/7.3.7.2$Linux_X86_64 LibreOffice_project/30$Build-2</meta:generator>
    <meta:print-date>2024-05-19T17:42:36.256375589</meta:print-date>
    <meta:document-statistic meta:object-count="149"/>
  </office:meta>
</office:document-meta>
</file>